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f7cc" officeooo:paragraph-rsid="0017f7cc"/>
    </style:style>
    <style:style style:name="P2" style:family="paragraph" style:parent-style-name="Standard">
      <style:paragraph-properties fo:text-align="start" style:justify-single-word="false"/>
      <style:text-properties officeooo:rsid="0017f7cc" officeooo:paragraph-rsid="0017f7cc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7f7cc" officeooo:paragraph-rsid="0017f7c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7f7cc" officeooo:paragraph-rsid="0017f7cc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officeooo:rsid="0017f7cc" officeooo:paragraph-rsid="0017f7cc" style:font-size-asian="18pt" style:font-size-complex="18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5pt" fo:font-weight="bold" officeooo:rsid="0017f7cc" officeooo:paragraph-rsid="0017f7cc" style:font-size-asian="13.1000003814697pt" style:font-weight-asian="bold" style:font-size-complex="15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fo:font-weight="bold" officeooo:rsid="00194ae8" officeooo:paragraph-rsid="00194ae8" style:font-size-asian="13.1000003814697pt" style:font-weight-asian="bold" style:font-size-complex="15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5pt" fo:font-weight="bold" officeooo:rsid="001db425" officeooo:paragraph-rsid="001db425" style:font-size-asian="13.1000003814697pt" style:font-weight-asian="bold" style:font-size-complex="15pt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5pt" fo:font-weight="bold" officeooo:rsid="001f1387" officeooo:paragraph-rsid="001f1387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weight="bold" officeooo:rsid="00265e46" officeooo:paragraph-rsid="002604c8" style:font-size-asian="13.1000003814697pt" style:font-weight-asian="bold" style:font-size-complex="15pt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5pt" fo:font-style="normal" fo:font-weight="bold" officeooo:rsid="002604c8" officeooo:paragraph-rsid="002604c8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weight="normal" officeooo:rsid="001db425" officeooo:paragraph-rsid="001db425" style:font-size-asian="12.25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weight="normal" officeooo:paragraph-rsid="001db425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paragraph-rsid="001db425" style:font-size-asian="12.25pt" style:font-weight-asian="normal" style:font-size-complex="14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4pt" fo:font-weight="normal" officeooo:rsid="0020ff4e" officeooo:paragraph-rsid="0020ff4e" style:font-size-asian="12.25pt" style:font-weight-asian="normal" style:font-size-complex="14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4pt" fo:font-weight="normal" officeooo:rsid="002430ed" officeooo:paragraph-rsid="002430ed" style:font-size-asian="12.25pt" style:font-weight-asian="normal" style:font-size-complex="14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4pt" fo:font-weight="normal" officeooo:rsid="0024c7f5" officeooo:paragraph-rsid="0024c7f5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24c7f5" officeooo:paragraph-rsid="0024c7f5" style:font-size-asian="12.25pt" style:font-weight-asian="normal" style:font-size-complex="14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0226df5"/>
    </style:style>
    <style:style style:name="P20" style:family="paragraph" style:parent-style-name="Standard" style:list-style-name="L3">
      <style:paragraph-properties fo:text-align="start" style:justify-single-word="false"/>
      <style:text-properties officeooo:paragraph-rsid="002604c8"/>
    </style:style>
    <style:style style:name="P21" style:family="paragraph" style:parent-style-name="Standard" style:list-style-name="L3">
      <style:paragraph-properties fo:text-align="start" style:justify-single-word="false"/>
      <style:text-properties officeooo:rsid="0023780b" officeooo:paragraph-rsid="0023780b"/>
    </style:style>
    <style:style style:name="T1" style:family="text">
      <style:text-properties officeooo:rsid="0017f7c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94ae8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a6e17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226df5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23780b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23af8f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2430ed" style:font-size-asian="12.25pt" style:font-weight-asian="normal" style:font-size-complex="14pt" style:font-weight-complex="normal"/>
    </style:style>
    <style:style style:name="T10" style:family="text">
      <style:text-properties fo:font-size="14pt" fo:font-style="italic" fo:font-weight="normal" officeooo:rsid="001a6e17" style:font-size-asian="12.25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font-style="normal" fo:font-weight="normal" officeooo:rsid="001a6e17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fo:font-weight="normal" officeooo:rsid="001b778b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style="normal" fo:font-weight="normal" officeooo:rsid="001d7607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fo:font-weight="normal" officeooo:rsid="001db425" style:font-size-asian="12.25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style="normal" fo:font-weight="normal" officeooo:rsid="002604c8" style:font-size-asian="12.25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weight="bold" style:font-size-asian="12.25pt" style:font-weight-asian="bold" style:font-size-complex="14pt" style:font-weight-complex="bold"/>
    </style:style>
    <style:style style:name="T17" style:family="text">
      <style:text-properties fo:font-size="14pt" fo:font-weight="bold" officeooo:rsid="00226df5" style:font-size-asian="12.25pt" style:font-weight-asian="bold" style:font-size-complex="14pt" style:font-weight-complex="bold"/>
    </style:style>
    <style:style style:name="T18" style:family="text">
      <style:text-properties fo:font-size="14pt" fo:font-weight="bold" officeooo:rsid="0023780b" style:font-size-asian="12.25pt" style:font-weight-asian="bold" style:font-size-complex="14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officeooo:rsid="001db425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430ed" style:font-style-asian="italic" style:font-style-complex="italic"/>
    </style:style>
    <style:style style:name="T23" style:family="text">
      <style:text-properties officeooo:rsid="001e67e3"/>
    </style:style>
    <style:style style:name="T24" style:family="text">
      <style:text-properties officeooo:rsid="001ed7f8"/>
    </style:style>
    <style:style style:name="T25" style:family="text">
      <style:text-properties officeooo:rsid="00226df5"/>
    </style:style>
    <style:style style:name="T26" style:family="text">
      <style:text-properties officeooo:rsid="0023af8f"/>
    </style:style>
    <style:style style:name="T27" style:family="text">
      <style:text-properties officeooo:rsid="002430ed"/>
    </style:style>
    <style:style style:name="T28" style:family="text">
      <style:text-properties officeooo:rsid="002604c8"/>
    </style:style>
    <style:style style:name="T29" style:family="text">
      <style:text-properties style:font-name="sans-serif"/>
    </style:style>
    <style:style style:name="T30" style:family="text">
      <style:text-properties style:font-name="sans-serif" fo:font-size="10.5pt"/>
    </style:style>
    <style:style style:name="T31" style:family="text">
      <style:text-properties style:font-name="sans-serif" fo:font-size="14pt" style:font-size-asian="14pt" style:font-size-complex="14pt"/>
    </style:style>
    <style:style style:name="T32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Liberation Serif" fo:font-size="14pt" fo:font-style="normal" fo:font-weight="normal" officeooo:rsid="002604c8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istem za analizu I preporuku poteza u igri Djambi</text:p>
      <text:p text:style-name="P1"/>
      <text:p text:style-name="P1"/>
      <text:p text:style-name="P3"><text:span text:style-name="T2">Spisak clanova tima</text:span>:</text:p>
      <text:p text:style-name="P2"><text:tab/><text:span text:style-name="T19">Dragan Arsic, SW-5/2018</text:span></text:p>
      <text:p text:style-name="P2"/>
      <text:p text:style-name="P4"><text:span text:style-name="T2">Opis problema</text:span>:</text:p>
      <text:list xml:id="list1476180157" text:style-name="L1">
        <text:list-item>
          <text:p text:style-name="P6">Motivacija – <text:a xlink:type="simple" xlink:href="https://en.wikipedia.org/wiki/Djambi" text:style-name="Internet_20_link" text:visited-style-name="Visited_20_Internet_20_Link"><text:span text:style-name="T3">Djambi</text:span></text:a><text:span text:style-name="T3"> je drustvena igra za 4 igraca slicna sahu – </text:span><text:span text:style-name="T4">koja na zalost nije nesto popularna. Zeleo bih da napravim sistem za analizu I preporuku poteza u doticnoj igri kako bih polozio ovaj predmet.</text:span></text:p>
          <text:p text:style-name="P6"><text:span text:style-name="T4"/></text:p>
        </text:list-item>
        <text:list-item>
          <text:p text:style-name="P7">Pregled problema <text:span text:style-name="T1">– </text:span><text:span text:style-name="T5">Problem jeste nalazenje </text:span><text:span text:style-name="T10">optimalnog </text:span><text:span text:style-name="T11">poteza u “turn based” igri u kojoj ucestvuje cetiri entiteta – </text:span><text:span text:style-name="T12">vecina “turn based” igrica </text:span><text:span text:style-name="T13">koristi “MIN-MAX” stablo sa “Alpha-Beta pruning-om”, u slucaju kada u igri ucestvuje vise od 2 igraca MIN-MAX stablo je nevalidno (jer se MIN-MAX bazira na tome da jedan igrac tezi ka sto manjoj vrednosti, dok drugi ga sto vecoj), stoga se mora koristiti drugi pristup, </text:span><text:span text:style-name="T14">u nasem slucaju koristicemo </text:span><text:a xlink:type="simple" xlink:href="https://www.cc.gatech.edu/~thad/6601-gradAI-fall2015/Korf_Multi-player-Alpha-beta-Pruning.pdf" text:style-name="Internet_20_link" text:visited-style-name="Visited_20_Internet_20_Link"><text:span text:style-name="T14">MAXN stablo sa “Shallow pruning-om”</text:span></text:a><text:span text:style-name="T14">. Detaljna pravila za Djambi se mogu naci na </text:span><text:a xlink:type="simple" xlink:href="https://redboarstudios.com/wp-content/uploads/2019/06/Djambi-Rules.pdf" text:style-name="Internet_20_link" text:visited-style-name="Visited_20_Internet_20_Link"><text:span text:style-name="T14">sledecem linku</text:span></text:a><text:span text:style-name="T14">.</text:span></text:p>
          <text:p text:style-name="P7"><text:span text:style-name="T14"/></text:p>
        </text:list-item>
        <text:list-item>
          <text:p text:style-name="P8">Metodologija rada:</text:p>
          <text:list>
            <text:list-item>
              <text:p text:style-name="P12">Ocekivani ulazi – stablo sa mogucim potezima kao cvorovima.</text:p>
            </text:list-item>
            <text:list-item>
              <text:p text:style-name="P12">Ocekivani izlazi – <text:span text:style-name="T21">najoptimalniji</text:span> potez.</text:p>
            </text:list-item>
            <text:list-item>
              <text:p text:style-name="P13"><text:span text:style-name="T20">Baza znanja – sistemu je potrebno da </text:span><text:span text:style-name="T23">razume pravila igre, trenutno stanje igre, kao I da moze da </text:span><text:span text:style-name="T24">inteligentno</text:span><text:span text:style-name="T23"> vrednuje poteze. </text:span></text:p>
            </text:list-item>
          </text:list>
        </text:list-item>
      </text:list>
      <text:p text:style-name="P14"><text:tab/></text:p>
      <text:list xml:id="list3292586721" text:style-name="L3">
        <text:list-item>
          <text:p text:style-name="P9">Reprezentativni primer rezonovanja:</text:p>
          <text:list>
            <text:list-item>
              <text:p text:style-name="P15"><text:span text:style-name="T25">P</text:span>ostoji potez O <text:span text:style-name="T25">sa figurom F </text:span><text:span text:style-name="T26">sa pomerajem na mesto M I “parent” potezom P </text:span><text:span text:style-name="T27">koji poseduje niz bodova B pored vec navedenih atributa.</text:span></text:p>
            </text:list-item>
            <text:list-item>
              <text:p text:style-name="P16">Potez O nasledjuje bodove B poteza P.</text:p>
            </text:list-item>
            <text:list-item>
              <text:p text:style-name="P19"><text:span text:style-name="T6">Ako figura F koja se pomera tokom poteza O moze da “pojede” neprijateljsku figuru, ili zauzme kljucno mesto, </text:span><text:span text:style-name="T17">r</text:span><text:span text:style-name="T18">edistribuiraj</text:span><text:span text:style-name="T6"> bodove </text:span><text:span text:style-name="T8">za </text:span><text:span text:style-name="T9">potez O</text:span><text:span text:style-name="T6"> (</text:span><text:span text:style-name="T7">usled teorije iza MAXN stabla, neophodno je da ukupan broj bodova uvek bude isti u svakom cvoru, I da bodovi budu nenegativni, zato ne smemo da samo jednostavno oduzmemo ili dodamo bodove vec moramo da ih redistribuiramo)</text:span><text:span text:style-name="T6">.</text:span></text:p>
            </text:list-item>
            <text:list-item>
              <text:p text:style-name="P21"><text:span text:style-name="T6">A</text:span><text:span text:style-name="T3">ko figura F moze da pomera leseve neprijatelja nakon “jedenja” generisi potpotez N </text:span><text:span text:style-name="T9">za potez O</text:span><text:span text:style-name="T3"> koji se sastoji iz pomeranja lesa.</text:span></text:p>
            </text:list-item>
            <text:list-item>
              <text:p text:style-name="P21"><text:span text:style-name="T3">Ako potez N “stiti” neku prijateljsku figuru, </text:span><text:span text:style-name="T16">redistribuiraj</text:span><text:span text:style-name="T3"> bodove </text:span><text:span text:style-name="T8">za </text:span><text:span text:style-name="T9">potez O.</text:span></text:p>
            </text:list-item>
            <text:list-item>
              <text:p text:style-name="P17"><text:span text:style-name="T9">Ako je potez O “leaf” potez I broj bodova prelazi “donju granicu” ili “gornju granicu” (objasnjeno u papiru koji opisuje MAXN) oznaci potez kao </text:span><text:span text:style-name="T22">nevalidan</text:span></text:p>
            </text:list-item>
            <text:list-item>
              <text:p text:style-name="P17"><text:soft-page-break/>Ako potez O nije “leaf” potez, I ako je potez <text:span text:style-name="T21">validan</text:span>, generisi “decu” poteze.</text:p>
            </text:list-item>
          </text:list>
        </text:list-item>
      </text:list>
      <text:p text:style-name="P18"><text:span text:style-name="T21"/></text:p>
      <text:list xml:id="list184809524101519" text:continue-numbering="true" text:style-name="L3">
        <text:list-item>
          <text:p text:style-name="P11">Literatura:</text:p>
          <text:list>
            <text:list-item>
              <text:p text:style-name="P20"><text:span text:style-name="T15">pravila za Djambi - </text:span><text:a xlink:type="simple" xlink:href="https://redboarstudios.com/wp-content/uploads/2019/06/Djambi-Rules.pdf" text:style-name="Internet_20_link" text:visited-style-name="Visited_20_Internet_20_Link">https://redboarstudios.com/wp-content/uploads/2019/06/Djambi-Rules.pdf</text:a></text:p>
            </text:list-item>
            <text:list-item>
              <text:p text:style-name="P20"><text:span text:style-name="T33">Multiplayer alpha-beta pruning Richard E. Korf* </text:span><text:span text:style-name="T32">Computer Science Department, University of California, Los Angeles, Los Angeles,<text:line-break/>CA 90024, USA - </text:span><text:a xlink:type="simple" xlink:href="https://www.cc.gatech.edu/~thad/6601-gradAI-fall2015/Korf_Multi-player-Alpha-beta-Pruning.pdf" text:style-name="Internet_20_link" text:visited-style-name="Visited_20_Internet_20_Link">https://www.cc.gatech.edu/~thad/6601-gradAI-fall2015/Korf_Multi-player-Alpha-beta-Pruning.pdf</text:a></text:p>
            </text:list-item>
          </text:list>
        </text:list-item>
      </text:list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09:44:04.137790329</meta:creation-date>
    <dc:date>2022-05-05T18:44:14.386063047</dc:date>
    <meta:editing-duration>PT31M5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4" meta:word-count="382" meta:character-count="2460" meta:non-whitespace-character-count="2108"/>
  </office:meta>
</office:document-meta>
</file>